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3" style:family="table-cell" style:parent-style-name="Default" style:data-style-name="N11">
      <style:text-properties fo:color="#355269"/>
    </style:style>
    <style:style style:name="ce34" style:family="table-cell" style:parent-style-name="Default" style:data-style-name="N11">
      <style:text-properties fo:color="#127622"/>
    </style:style>
    <style:style style:name="ce35" style:family="table-cell" style:parent-style-name="Default" style:data-style-name="N11">
      <style:text-properties fo:color="#c9211e"/>
    </style:style>
    <style:style style:name="ce36" style:family="table-cell" style:parent-style-name="Default" style:data-style-name="N11">
      <style:table-cell-properties fo:background-color="#eeeeee" fo:border="0.74pt solid #000000"/>
    </style:style>
    <style:style style:name="ce37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1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6646892.43456225" calcext:value-type="float">
            <text:p>6646892.43456225</text:p>
          </table:table-cell>
          <table:table-cell table:style-name="ce11" table:formula="of:=[.U9]" office:value-type="float" office:value="482553.8911" calcext:value-type="float">
            <text:p>482,553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*(1+[.AX15])" office:value-type="float" office:value="11963.8" calcext:value-type="float">
            <text:p>11963.8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28.9125166666667" calcext:value-type="float">
            <text:p>28.9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265" calcext:value-type="float">
            <text:p>32.265</text:p>
          </table:table-cell>
          <table:table-cell table:style-name="ce12" table:formula="of:=[.T10]" office:value-type="percentage" office:value="32.265" calcext:value-type="percentage">
            <text:p>322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1" table:formula="of:=[.AI3]*2.20462" office:value-type="float" office:value="119.04948" calcext:value-type="float">
            <text:p>119.05</text:p>
          </table:table-cell>
          <table:table-cell table:style-name="ce41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1" table:formula="of:=[.AI4]*2.20462" office:value-type="float" office:value="224.87124" calcext:value-type="float">
            <text:p>224.87</text:p>
          </table:table-cell>
          <table:table-cell table:style-name="ce41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1" table:formula="of:=SUM([.AJ3:.AJ4])" office:value-type="float" office:value="343.92072" calcext:value-type="float">
            <text:p>343.92</text:p>
          </table:table-cell>
          <table:table-cell table:style-name="ce41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2586842.7455" calcext:value-type="float">
            <text:p>2586842.745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6646892.43456225" calcext:value-type="float">
            <text:p>6646892.43456225</text:p>
          </table:table-cell>
          <table:table-cell table:style-name="ce6" table:formula="of:=([.R11]+[.R12])/2" office:value-type="float" office:value="482553.8911" calcext:value-type="float">
            <text:p>482553.8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0706942.1236245" calcext:value-type="float">
            <text:p>10706942.123624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265" calcext:value-type="percentage">
            <text:p>3226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621865800426" calcext:value-type="percentage">
            <text:p>97.5%</text:p>
          </table:table-cell>
          <table:table-cell table:formula="of:=1/(1-[.P11])" office:value-type="float" office:value="39.4039999999999" calcext:value-type="float">
            <text:p>39.4039999999999</text:p>
          </table:table-cell>
          <table:table-cell table:formula="of:=[.$R$2]/(1/(1+[.$N$15]+[.$AU$15]))" office:value-type="float" office:value="463776.707" calcext:value-type="float">
            <text:p>463776.70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135929744177" calcext:value-type="percentage">
            <text:p>97.6%</text:p>
          </table:table-cell>
          <table:table-cell table:formula="of:=1/(1-[.P12])" office:value-type="float" office:value="41.904" calcext:value-type="float">
            <text:p>41.904</text:p>
          </table:table-cell>
          <table:table-cell table:formula="of:=[.$R$2]/(1/(1+[.$N$15]+[.$AI$15]+[.$AU$15]))" office:value-type="float" office:value="501331.0752" calcext:value-type="float">
            <text:p>501331.075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378897772302" calcext:value-type="percentage">
            <text:p>97.5%</text:p>
          </table:table-cell>
          <table:table-cell table:style-name="ce14" table:formula="of:=([.Q11]+[.Q12])/2" office:value-type="float" office:value="40.654" calcext:value-type="float">
            <text:p>40.7</text:p>
          </table:table-cell>
          <table:table-cell table:style-name="ce14" table:formula="of:=([.R11]+[.R12])/2" office:value-type="float" office:value="482553.8911" calcext:value-type="float">
            <text:p>482553.9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1" calcext:value-type="percentage">
            <text:p>7.1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1" calcext:value-type="percentage">
            <text:p>5.1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265" calcext:value-type="percentage">
            <text:p>32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39" calcext:value-type="percentage">
            <text:p>313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39" calcext:value-type="percentage">
            <text:p>63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59" calcext:value-type="percentage">
            <text:p>45.9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3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4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4" table:formula="of:=([.L20]+[.M20]*[.$D20])" office:value-type="percentage" office:value="0.85" calcext:value-type="percentage">
            <text:p>85.00%</text:p>
          </table:table-cell>
          <table:table-cell table:style-name="ce34" table:formula="of:=[.N20]" office:value-type="percentage" office:value="6.8" calcext:value-type="percentage">
            <text:p>680.00%</text:p>
          </table:table-cell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U20]+[.V20]*[.$D20])*[.$I20]" office:value-type="percentage" office:value="6.8" calcext:value-type="percentage">
            <text:p>680.00%</text:p>
          </table:table-cell>
          <table:table-cell table:style-name="ce34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A20]+[.AB20]*[.$D20])*[.$I20]" office:value-type="percentage" office:value="6.8" calcext:value-type="percentage">
            <text:p>680.00%</text:p>
          </table:table-cell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5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5" table:number-columns-repeated="5"/>
          <table:table-cell table:style-name="ce4" table:number-columns-repeated="6"/>
          <table:table-cell table:style-name="ce35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6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6" table:formula="of:=([.O23]+[.P23]*[.$D23])" office:value-type="percentage" office:value="1.35" calcext:value-type="percentage">
            <text:p>135.00%</text:p>
          </table:table-cell>
          <table:table-cell table:style-name="ce36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6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6" table:formula="of:=([.AG23]+[.AH23]*[.$D23])*[.$I23]" office:value-type="percentage" office:value="2.5" calcext:value-type="percentage">
            <text:p>250.00%</text:p>
          </table:table-cell>
          <table:table-cell table:style-name="ce36" table:number-columns-repeated="3"/>
          <table:table-cell table:style-name="ce13" table:number-columns-repeated="6"/>
          <table:table-cell table:style-name="ce36" office:value-type="percentage" office:value="0.2" calcext:value-type="percentage">
            <text:p>2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7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7" table:formula="of:=([.R24]+[.S24]*[.$D24])" office:value-type="percentage" office:value="1.1" calcext:value-type="percentage">
            <text:p>110.00%</text:p>
          </table:table-cell>
          <table:table-cell table:style-name="ce37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7" office:value-type="percentage" office:value="0.75" calcext:value-type="percentage">
            <text:p>75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6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3" table:number-columns-repeated="6"/>
          <table:table-cell table:style-name="ce36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8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8" table:number-columns-repeated="2"/>
          <table:table-cell table:style-name="ce16" table:number-columns-repeated="6"/>
          <table:table-cell table:style-name="ce38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6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3" table:number-columns-repeated="6"/>
          <table:table-cell table:style-name="ce36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3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3" table:formula="of:=([.L30]+[.M30]*[.$D30])" office:value-type="percentage" office:value="1.35" calcext:value-type="percentage">
            <text:p>135.00%</text:p>
          </table:table-cell>
          <table:table-cell table:style-name="ce33" table:formula="of:=[.N30]" office:value-type="percentage" office:value="12.15" calcext:value-type="percentage">
            <text:p>1215.00%</text:p>
          </table:table-cell>
          <table:table-cell table:style-name="ce33" office:value-type="percentage" office:value="1" calcext:value-type="percentage">
            <text:p>100.00%</text:p>
          </table:table-cell>
          <table:table-cell table:style-name="ce33" office:value-type="percentage" office:value="0.005" calcext:value-type="percentage">
            <text:p>0.50%</text:p>
          </table:table-cell>
          <table:table-cell table:style-name="ce33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3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5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6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7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6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6" table:formula="of:=([.AP37]+[.AQ37]*[.$D37])" office:value-type="percentage" office:value="0.585" calcext:value-type="percentage">
            <text:p>58.50%</text:p>
          </table:table-cell>
          <table:table-cell table:style-name="ce36" table:formula="of:=[.AR37]" office:value-type="percentage" office:value="5.265" calcext:value-type="percentage">
            <text:p>526.50%</text:p>
          </table:table-cell>
          <table:table-cell table:style-name="ce36" table:number-columns-repeated="3"/>
          <table:table-cell table:style-name="ce13" table:number-columns-repeated="6"/>
          <table:table-cell table:style-name="ce36" table:number-columns-repeated="12"/>
          <table:table-cell table:style-name="ce13" table:number-columns-repeated="6"/>
          <table:table-cell table:style-name="ce36" table:number-columns-repeated="3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8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8" table:formula="of:=([.AD38]+[.AE38]*[.$D38])" office:value-type="percentage" office:value="0.65" calcext:value-type="percentage">
            <text:p>65.00%</text:p>
          </table:table-cell>
          <table:table-cell table:style-name="ce38" table:formula="of:=[.AF38]" office:value-type="percentage" office:value="5.85" calcext:value-type="percentage">
            <text:p>585.00%</text:p>
          </table:table-cell>
          <table:table-cell table:style-name="ce38" table:number-columns-repeated="3"/>
          <table:table-cell table:style-name="ce16" table:number-columns-repeated="6"/>
          <table:table-cell table:style-name="ce38" table:number-columns-repeated="9"/>
          <table:table-cell table:style-name="ce38" office:value-type="percentage" office:value="0.3" calcext:value-type="percentage">
            <text:p>30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8" office:value-type="percentage" office:value="0.3" calcext:value-type="percentage">
            <text:p>30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6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6" table:formula="of:=([.R39]+[.S39]*[.$D39])" office:value-type="percentage" office:value="0.84" calcext:value-type="percentage">
            <text:p>84.00%</text:p>
          </table:table-cell>
          <table:table-cell table:style-name="ce36" table:formula="of:=[.T39]" office:value-type="percentage" office:value="6.72" calcext:value-type="percentage">
            <text:p>672.00%</text:p>
          </table:table-cell>
          <table:table-cell table:style-name="ce36" table:number-columns-repeated="3"/>
          <table:table-cell table:style-name="ce13" table:number-columns-repeated="3"/>
          <table:table-cell table:style-name="ce36" office:value-type="percentage" office:value="0.5" calcext:value-type="percentage">
            <text:p>5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R39]+[.S39]*[.$D39])*[.$I39]" office:value-type="percentage" office:value="6.72" calcext:value-type="percentage">
            <text:p>672.00%</text:p>
          </table:table-cell>
          <table:table-cell table:style-name="ce36" table:number-columns-repeated="12"/>
          <table:table-cell table:style-name="ce13" table:number-columns-repeated="6"/>
          <table:table-cell table:style-name="ce36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C42]+([.B42]-1)*20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3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3" table:number-columns-repeated="5"/>
          <table:table-cell table:style-name="ce2" table:number-columns-repeated="3"/>
          <table:table-cell table:style-name="ce33" table:number-columns-repeated="15"/>
          <table:table-cell table:style-name="ce2" table:number-columns-repeated="6"/>
          <table:table-cell table:style-name="ce33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4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3" table:number-columns-repeated="3"/>
          <table:table-cell table:style-name="ce34" table:number-columns-repeated="15"/>
          <table:table-cell table:style-name="ce3" table:number-columns-repeated="6"/>
          <table:table-cell table:style-name="ce34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C45]+([.B45]-1)*20" office:value-type="float" office:value="21" calcext:value-type="float">
            <text:p>2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6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6" table:number-columns-repeated="5"/>
          <table:table-cell table:style-name="ce13" table:number-columns-repeated="3"/>
          <table:table-cell table:style-name="ce36" table:number-columns-repeated="15"/>
          <table:table-cell table:style-name="ce13" table:number-columns-repeated="6"/>
          <table:table-cell table:style-name="ce36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C46]+([.B46]-1)*20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7" table:formula="of:=([.L46]+[.M46]*[.$D46])" office:value-type="percentage" office:value="0.255" calcext:value-type="percentage">
            <text:p>25.50%</text:p>
          </table:table-cell>
          <table:table-cell table:style-name="ce37" table:formula="of:=[.N46]" office:value-type="percentage" office:value="2.295" calcext:value-type="percentage">
            <text:p>229.50%</text:p>
          </table:table-cell>
          <table:table-cell table:style-name="ce37" office:value-type="percentage" office:value="0.15" calcext:value-type="percentage">
            <text:p>15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L46]+[.M46]*[.$D46])*[.$I46]" office:value-type="percentage" office:value="2.295" calcext:value-type="percentage">
            <text:p>229.50%</text:p>
          </table:table-cell>
          <table:table-cell table:style-name="ce15" table:number-columns-repeated="3"/>
          <table:table-cell table:style-name="ce37" table:number-columns-repeated="15"/>
          <table:table-cell table:style-name="ce37" office:value-type="percentage" office:value="0.05" calcext:value-type="percentage">
            <text:p>5.00%</text:p>
          </table:table-cell>
          <table:table-cell table:style-name="ce37" office:value-type="percentage" office:value="0.001" calcext:value-type="percentage">
            <text:p>0.10%</text:p>
          </table:table-cell>
          <table:table-cell table:style-name="ce37" table:formula="of:=([.AG46]+[.AH46]*[.$D46])*[.$I46]" office:value-type="percentage" office:value="0.639" calcext:value-type="percentage">
            <text:p>63.90%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37" office:value-type="percentage" office:value="0.001" calcext:value-type="percentage">
            <text:p>0.10%</text:p>
          </table:table-cell>
          <table:table-cell table:style-name="ce37" table:formula="of:=([.AJ46]+[.AK46]*[.$D46])*[.$I46]" office:value-type="percentage" office:value="0.639" calcext:value-type="percentage">
            <text:p>63.90%</text:p>
          </table:table-cell>
          <table:table-cell table:style-name="ce37" table:number-columns-repeated="3"/>
          <table:table-cell table:style-name="ce15" table:number-columns-repeated="6"/>
          <table:table-cell table:style-name="ce37" office:value-type="percentage" office:value="0.03" calcext:value-type="percentage">
            <text:p>3.00%</text:p>
          </table:table-cell>
          <table:table-cell table:style-name="ce37" office:value-type="percentage" office:value="0.001" calcext:value-type="percentage">
            <text:p>0.10%</text:p>
          </table:table-cell>
          <table:table-cell table:style-name="ce37" table:formula="of:=([.AV46]+[.AW46]*[.$D46])*[.$I46]" office:value-type="percentage" office:value="0.459" calcext:value-type="percentage">
            <text:p>45.9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C47]+([.B47]-1)*20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6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6" table:number-columns-repeated="5"/>
          <table:table-cell table:style-name="ce13" table:number-columns-repeated="3"/>
          <table:table-cell table:style-name="ce36" table:number-columns-repeated="15"/>
          <table:table-cell table:style-name="ce13" table:number-columns-repeated="6"/>
          <table:table-cell table:style-name="ce36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30" calcext:value-type="float">
            <text:p>1730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1]+([.B51]-1)*2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6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820" calcext:value-type="string">
            <text:p>Vit: <text:s/>82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20 [10,988.0]" calcext:value-type="string">
            <text:p>Int: <text:s/>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26.5%" calcext:value-type="string">
            <text:p>Resilience: 3,226.5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26.5%" calcext:value-type="string">
            <text:p>3,226.5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2.0%" calcext:value-type="string">
            <text:p>1,552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1,964" calcext:value-type="string">
            <text:p>Health: <text:s/>11,964</text:p>
          </table:table-cell>
          <table:table-cell table:formula="of:=TEXT([.R2];&quot;#,##0&quot;)" office:value-type="string" office:string-value="11,964" calcext:value-type="string">
            <text:p>11,964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28.9]" calcext:value-type="string">
            <text:p>hp/sec: <text:s/>0.27% [28.9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28.9" calcext:value-type="string">
            <text:p>28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8]" calcext:value-type="string">
            <text:p>w/Med: <text:s text:c="2"/>0.27% [54.8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8" calcext:value-type="string">
            <text:p>54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38% [hp x 40.65]" calcext:value-type="string">
            <text:p>Mitigation: <text:s text:c="6"/>97.538% [hp x 40.65]</text:p>
          </table:table-cell>
          <table:table-cell/>
          <table:table-cell table:formula="of:=TEXT([.P13];&quot;#,##0.000%&quot;)" office:value-type="string" office:string-value="97.538%" calcext:value-type="string">
            <text:p>97.53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65" calcext:value-type="string">
            <text:p>40.65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482,553.9" calcext:value-type="string">
            <text:p>Effective Health: 482,553.9</text:p>
          </table:table-cell>
          <table:table-cell/>
          <table:table-cell table:formula="of:=TEXT([.R13];&quot;#,##0.0&quot;)" office:value-type="string" office:string-value="482,553.9" calcext:value-type="string">
            <text:p>482,553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7 Force                    x2 " calcext:value-type="string">
            <text:p>1-17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7" calcext:value-type="float">
            <text:p>17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1  Space Shift              x2 " calcext:value-type="string">
            <text:p>2-1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1" calcext:value-type="float">
            <text:p>1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1  Body of the Valkyrie     x9 [25.5% =&gt; 229.5% Resilience, 7.1% =&gt; 63.9% Physical Resistance, 5.0% =&gt; 63.9% Magic Resistance, 5.1% =&gt; 45.9% Health]" calcext:value-type="string">
            <text:p>2-1 <text:s/>Body of the Valkyrie <text:s text:c="4"/>x9 [25.5% =&gt; 229.5% Resilience, 7.1% =&gt; 63.9% Physical Resistance, 5.0% =&gt; 63.9% Magic Resistance, 5.1% =&gt; 45.9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1" calcext:value-type="float">
            <text:p>1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5.5% =&gt; 229.5%" calcext:value-type="string">
            <text:p>25.5% =&gt; 229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1% =&gt; 63.9%" calcext:value-type="string">
            <text:p>7.1% =&gt; 63.9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3.9%" calcext:value-type="string">
            <text:p>5.0% =&gt; 63.9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1% =&gt; 45.9%" calcext:value-type="string">
            <text:p>5.1% =&gt; 45.9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12 Space Awareness          x8 " calcext:value-type="string">
            <text:p>1-12 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2" calcext:value-type="float">
            <text:p>12</text:p>
          </table:table-cell>
          <table:table-cell table:formula="of:=IF([.H185]&lt;10; &quot;  &quot;; &quot; &quot;)" office:value-type="string" office:string-value=" " calcext:value-type="string">
            <text:p><text:s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0 Deviant of Humanity" calcext:value-type="string">
            <text:p>1-10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0" calcext:value-type="float">
            <text:p>10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820" calcext:value-type="string">
            <text:p>Vit: <text:s/>82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20 [10,988.0]" calcext:value-type="string">
            <text:p>Int: <text:s/>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26.5%" calcext:value-type="string">
            <text:p>Resilience: 3,226.5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1,964" calcext:value-type="string">
            <text:p>Health: <text:s/>11,964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28.9]" calcext:value-type="string">
            <text:p>hp/sec: <text:s/>0.27% [28.9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38% [hp x 40.65]" calcext:value-type="string">
            <text:p>Mitigation: <text:s text:c="6"/>97.538% [hp x 40.65]</text:p>
          </table:table-cell>
        </table:table-row>
        <table:table-row table:style-name="ro1">
          <table:table-cell table:formula="of:=[$Calculations.A153]" office:value-type="string" office:string-value="Effective Health: 482,553.9" calcext:value-type="string">
            <text:p>Effective Health: 482,553.9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7 Force                    x2 " calcext:value-type="string">
            <text:p>1-17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2-1  Space Shift              x2 " calcext:value-type="string">
            <text:p>2-1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1  Body of the Valkyrie     x9 [25.5% =&gt; 229.5% Resilience, 7.1% =&gt; 63.9% Physical Resistance, 5.0% =&gt; 63.9% Magic Resistance, 5.1% =&gt; 45.9% Health]" calcext:value-type="string">
            <text:p>2-1 <text:s/>Body of the Valkyrie <text:s text:c="4"/>x9 [25.5% =&gt; 229.5% Resilience, 7.1% =&gt; 63.9% Physical Resistance, 5.0% =&gt; 63.9% Magic Resistance, 5.1% =&gt; 45.9% Health]</text:p>
          </table:table-cell>
        </table:table-row>
        <table:table-row table:style-name="ro1">
          <table:table-cell table:formula="of:=[$Calculations.A185]" office:value-type="string" office:string-value="1-12 Space Awareness          x8 " calcext:value-type="string">
            <text:p>1-12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0 Deviant of Humanity" calcext:value-type="string">
            <text:p>1-10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7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8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9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1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3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5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5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3:50:16.962000000</dc:date>
    <meta:generator>LibreOffice/7.0.5.2$Windows_X86_64 LibreOffice_project/64390860c6cd0aca4beafafcfd84613dd9dfb63a</meta:generator>
    <meta:editing-duration>PT7H59M45S</meta:editing-duration>
    <meta:editing-cycles>66</meta:editing-cycles>
    <meta:document-statistic meta:table-count="2" meta:cell-count="1639" meta:object-count="0"/>
    <meta:user-defined meta:name="AppVersion">16.0300</meta:user-defined>
  </office:meta>
</office:document-meta>
</file>